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900000483C49C8FE0.jpg"/>
  <manifest:file-entry manifest:media-type="image/jpeg" manifest:full-path="Pictures/100000000000044F0000042BC964DE79.jpg"/>
  <manifest:file-entry manifest:media-type="image/jpeg" manifest:full-path="Pictures/100000000000058A000003DD8B8FF6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4cm" svg:height="10cm" svg:x="1cm" svg:y="10cm">
          <draw:image xlink:href="Pictures/100000000000058A000003DD8B8FF6D2.jpg" xlink:type="simple" xlink:show="embed" xlink:actuate="onLoad">
            <text:p/>
          </draw:image>
        </draw:frame>
        <draw:frame draw:style-name="gr1" draw:text-style-name="P1" draw:layer="layout" svg:width="11.59cm" svg:height="10cm" svg:x="15.34cm" svg:y="10cm">
          <draw:image xlink:href="Pictures/100000000000053900000483C49C8FE0.jpg" xlink:type="simple" xlink:show="embed" xlink:actuate="onLoad">
            <text:p/>
          </draw:image>
        </draw:frame>
        <draw:frame draw:style-name="gr1" draw:text-style-name="P1" draw:layer="layout" svg:width="9.3cm" svg:height="9cm" svg:x="9.7cm" svg:y="1cm">
          <draw:image xlink:href="Pictures/100000000000044F0000042BC964DE7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ikai </meta:initial-creator>
    <meta:creation-date>2010-09-23T06:22:04</meta:creation-date>
    <dc:date>2010-09-23T06:27:01</dc:date>
    <dc:creator>kaikai </dc:creator>
    <meta:editing-duration>PT00H05M01S</meta:editing-duration>
    <meta:editing-cycles>1</meta:editing-cycles>
    <meta:document-statistic meta:object-count="3"/>
    <meta:generator>OpenOffice.org/3.2$Linux OpenOffice.org_project/320m12$Build-9483</meta:generator>
  </office:meta>
</office:document-meta>
</file>